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34pt"/>
    </style:style>
    <style:style style:name="co3" style:family="table-column">
      <style:table-column-properties fo:break-before="auto" style:column-width="148.79pt"/>
    </style:style>
    <style:style style:name="co4" style:family="table-column">
      <style:table-column-properties fo:break-before="auto" style:column-width="15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style:text-underline-styl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3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50" calcext:value-type="currency">
            <text:p>$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</text:p>
          </table:table-cell>
          <table:table-cell table:style-name="ce1" office:value-type="string" calcext:value-type="string">
            <text:p>DGS-108</text:p>
          </table:table-cell>
          <table:table-cell office:value-type="string" calcext:value-type="string">
            <text:p>https://smile.amazon.com/gp/product/B000BCC0LO/ref=oh_aui_search_detailpage?ie=UTF8&amp;psc=1</text:p>
          </table:table-cell>
          <table:table-cell office:value-type="currency" office:currency="USD" office:value="29.99" calcext:value-type="currency">
            <text:p>$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29.99" calcext:value-type="currency">
            <text:p>$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540.77" calcext:value-type="currency">
            <text:p>$540.77</text:p>
          </table:table-cell>
        </table:table-row>
      </table:table>
      <table:table table:name="Micr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table:style-name="ce2"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3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table:style-name="ce2"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table:style-name="ce2"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6])" office:value-type="currency" office:currency="USD" office:value="460.78" calcext:value-type="currency">
            <text:p>$460.78</text:p>
          </table:table-cell>
        </table:table-row>
      </table:table>
      <table:table table:name="Embed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Ryzen 5 1600</text:p>
          </table:table-cell>
          <table:table-cell/>
          <table:table-cell office:value-type="currency" office:currency="USD" office:value="189.99" calcext:value-type="currency">
            <text:p>$18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89.99" calcext:value-type="currency">
            <text:p>$1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X370-Gaming K5 </text:p>
          </table:table-cell>
          <table:table-cell/>
          <table:table-cell office:value-type="currency" office:currency="USD" office:value="134" calcext:value-type="currency">
            <text:p>$134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4" calcext:value-type="currency">
            <text:p>$1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KVR24N17D8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186.99" calcext:value-type="currency">
            <text:p>$186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86.99" calcext:value-type="currency">
            <text:p>$18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510.98" calcext:value-type="currency">
            <text:p>$510.9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1563.96" calcext:value-type="currency">
            <text:p>$1,563.96</text:p>
          </table:table-cell>
        </table:table-row>
      </table:table>
      <table:table table:name="Base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2" draw:text-style-name="P2" svg:width="82.18pt" svg:height="50.49pt" svg:x="229.8pt" svg:y="0pt" draw:caption-point-x="-17.29pt" draw:caption-point-y="13.07pt">
              <dc:date>2019-04-07T00:00:00</dc:date>
              <text:p text:style-name="P1">New processors due to be announced mid-2019.</text:p>
            </office:annotation>
            <text:p>Ryzen 7 2700X</text:p>
          </table:table-cell>
          <table:table-cell/>
          <table:table-cell office:value-type="currency" office:currency="USD" office:value="294.99" calcext:value-type="currency">
            <text:p>$294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294.99" calcext:value-type="currency">
            <text:p>$29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2" draw:text-style-name="P2" svg:width="82.18pt" svg:height="50.49pt" svg:x="229.8pt" svg:y="0pt" draw:caption-point-x="-17.29pt" draw:caption-point-y="25.88pt">
              <dc:date>2019-04-07T00:00:00</dc:date>
              <text:p text:style-name="P1">AVOID – WiFi version. Displaces a PCIe slot.</text:p>
            </office:annotation>
            <text:p>ASUS ROG Crosshair VII Hero</text:p>
          </table:table-cell>
          <table:table-cell/>
          <table:table-cell office:value-type="currency" office:currency="USD" office:value="256.97" calcext:value-type="currency">
            <text:p>$256.97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256.97" calcext:value-type="currency">
            <text:p>$25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2" draw:text-style-name="P2" svg:width="82.18pt" svg:height="16.89pt" svg:x="229.8pt" svg:y="0pt" draw:caption-point-x="-17.29pt" draw:caption-point-y="38.66pt">
              <dc:date>2019-04-07T00:00:00</dc:date>
              <text:p text:style-name="P1">M.2</text:p>
            </office:annotation>
            <text:p>Samsung 970 PRO</text:p>
          </table:table-cell>
          <table:table-cell/>
          <table:table-cell office:value-type="currency" office:currency="USD" office:value="347.99" calcext:value-type="currency">
            <text:p>$347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347.99" calcext:value-type="currency">
            <text:p>$34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2" draw:text-style-name="P2" svg:width="82.18pt" svg:height="140.06pt" svg:x="229.8pt" svg:y="8.67pt" draw:caption-point-x="-17.29pt" draw:caption-point-y="42.8pt">
              <dc:date>2019-04-07T00:00:00</dc:date>
              <text:p text:style-name="P1">Simulation VR use cases may benefit from 16GB VRAM.</text:p>
              <text:p text:style-name="P1"/>
              <text:p text:style-name="P1">Overclocking and water cooling expected to bring roughly 10% performance gain.</text:p>
            </office:annotation>
            <text:p>Radeon VII</text:p>
          </table:table-cell>
          <table:table-cell/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3466MHz 64GB</text:p>
          </table:table-cell>
          <table:table-cell/>
          <table:table-cell office:value-type="currency" office:currency="USD" office:value="600" calcext:value-type="currency">
            <text:p>$60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/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/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1151.96" calcext:value-type="currency">
            <text:p>$1,151.9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2402.94" calcext:value-type="currency">
            <text:p>$2,402.94</text:p>
          </table:table-cell>
        </table:table-row>
      </table:table>
      <table:table table:name="Workstati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3" draw:text-style-name="P2" svg:width="82.18pt" svg:height="140.06pt" svg:x="239.64pt" svg:y="0pt" draw:caption-point-x="-17.29pt" draw:caption-point-y="13.07pt">
              <dc:date>2019-04-07T00:00:00</dc:date>
              <text:p text:style-name="P1"><text:span text:style-name="T1">Not chosen for single-threaded use cases.</text:span></text:p>
              <text:p text:style-name="P1"><text:span text:style-name="T1"/></text:p>
              <text:p text:style-name="P1"><text:span text:style-name="T1">May upgrade to 2990WX if CPU throughput specifically becomes a bottleneck, rather than IO bandwidth.</text:span></text:p>
            </office:annotation>
            <text:p>AMD Ryzen Threadripper 1950X</text:p>
          </table:table-cell>
          <table:table-cell/>
          <table:table-cell office:value-type="currency" office:currency="USD" office:value="600" calcext:value-type="currency">
            <text:p>$6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PRIME X399-A </text:p>
          </table:table-cell>
          <table:table-cell/>
          <table:table-cell office:value-type="currency" office:currency="USD" office:value="318.71" calcext:value-type="currency">
            <text:p>$318.71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318.71" calcext:value-type="currency">
            <text:p>$318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2" draw:text-style-name="P2" svg:width="82.18pt" svg:height="16.89pt" svg:x="239.64pt" svg:y="0pt" draw:caption-point-x="-17.29pt" draw:caption-point-y="38.66pt">
              <dc:date>2019-04-07T00:00:00</dc:date>
              <text:p text:style-name="P1">M.2</text:p>
            </office:annotation>
            <text:p>Samsung 970 PRO</text:p>
          </table:table-cell>
          <table:table-cell/>
          <table:table-cell office:value-type="currency" office:currency="USD" office:value="347.99" calcext:value-type="currency">
            <text:p>$347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347.99" calcext:value-type="currency">
            <text:p>$34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VII</text:p>
          </table:table-cell>
          <table:table-cell/>
          <table:table-cell office:value-type="currency" office:currency="USD" office:value="700" calcext:value-type="currency">
            <text:p>$700.00</text:p>
          </table:table-cell>
          <table:table-cell office:value-type="float" office:value="2" calcext:value-type="float">
            <text:p>2</text:p>
          </table:table-cell>
          <table:table-cell table:formula="of:=[.D5]*[.E5]"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MD64GX4M8A2666C15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920" calcext:value-type="currency">
            <text:p>$92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920" calcext:value-type="currency">
            <text:p>$9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5-06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3" calcext:value-type="float">
            <text:p>3</text:p>
          </table:table-cell>
          <table:table-cell table:formula="of:=[.D8]*[.E8]" office:value-type="currency" office:currency="USD" office:value="329.97" calcext:value-type="currency">
            <text:p>$329.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1838.71" calcext:value-type="currency">
            <text:p>$1,838.7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4009.67" calcext:value-type="currency">
            <text:p>$4,009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/00/0000</text:date>, <text:time style:data-style-name="N2" text:time-value="04:32:18.80364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9-04-07T04:57:21.449231686</dc:date>
    <meta:editing-duration>P1DT12H45M50S</meta:editing-duration>
    <meta:editing-cycles>167</meta:editing-cycles>
    <meta:generator>LibreOffice/5.2.7.2$Linux_X86_64 LibreOffice_project/20m0$Build-2</meta:generator>
    <meta:document-statistic meta:table-count="5" meta:cell-count="231" meta:object-count="0"/>
  </office:meta>
</office:document-meta>
</file>